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4-08-19" calcext:value-type="date">
            <text:p>19/08/2024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3-19" calcext:value-type="date">
            <text:p>19/03/2025</text:p>
          </table:table-cell>
          <table:table-cell table:style-name="ce61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4-22" calcext:value-type="date">
            <text:p>22/04/2025</text:p>
          </table:table-cell>
          <table:table-cell table:style-name="ce61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5-20" calcext:value-type="date">
            <text:p>20/05/2025</text:p>
          </table:table-cell>
          <table:table-cell table:style-name="ce61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260" calcext:value-type="float">
            <text:p>26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2])" office:value-type="float" office:value="260" calcext:value-type="float">
            <text:p>26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7.806691738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7.8089438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6-27T10:20:58.121942505</dc:date>
    <meta:print-date>2019-10-31T18:04:07.913029257</meta:print-date>
    <dc:language>pt-PT</dc:language>
    <meta:editing-cycles>550</meta:editing-cycles>
    <meta:editing-duration>P1DT8H39M10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